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idslogg</text:h>
      <text:p text:style-name="P2"/>
      <text:p text:style-name="P2">Lördag 2/1</text:p>
      <text:p text:style-name="P1">Kollade igenom labben och kollade på filmen.</text:p>
      <text:p text:style-name="P1">Läste i boken.</text:p>
      <text:p text:style-name="P1">Strukturerade upp dokument och mappar för hela labben.</text:p>
      <text:p text:style-name="P1">Iterationsplanering.</text:p>
      <text:p text:style-name="P1"><text:span text:style-name="T1">Arbetad tid: 3 timmar.</text:span></text:p>
      <text:p text:style-name="P1"/>
      <text:p text:style-name="P2">Söndag 4/1</text:p>
      <text:p text:style-name="P1">Iterationsplanering.</text:p>
      <text:p text:style-name="P1">Iteration 1 planering.</text:p>
      <text:p text:style-name="P1">Arbetad tid: 3 timmar 35 minuter.</text:p>
      <text:p text:style-name="P1"/>
      <text:p text:style-name="P2">Måndag 5/1</text:p>
      <text:p text:style-name="P1">Iteration 1 planering.</text:p>
      <text:p text:style-name="P1">Arbetad tid: 55 minuter.</text:p>
      <text:p text:style-name="P1"/>
      <text:p text:style-name="P2">Tisdag 6/1</text:p>
      <text:p text:style-name="P1">Iteration 1 planering.</text:p>
      <text:p text:style-name="P1">Byggde huvudsida för applikationen.</text:p>
      <text:p text:style-name="P1">Arbetad tid: 2 timmar 15 minuter.</text:p>
      <text:p text:style-name="P1"/>
      <text:p text:style-name="P2">Tisdag 13/1</text:p>
      <text:p text:style-name="P1">Analys och specificering användningsfall.</text:p>
      <text:p text:style-name="P1">Identifiering och specificering av metoder.</text:p>
      <text:p text:style-name="P1">Läste i boken.</text:p>
      <text:p text:style-name="P1">Arbetad tid: 2 timmar 45 minuter.</text:p>
      <text:p text:style-name="P1"/>
      <text:p text:style-name="P2">Onsdag 14/1</text:p>
      <text:p text:style-name="P1">Identifiering och specificering av metoder.</text:p>
      <text:p text:style-name="P1">Implementation metoder.</text:p>
      <text:p text:style-name="P1">Analys och specificering testning.</text:p>
      <text:p text:style-name="P1">Implementation testning.</text:p>
      <text:p text:style-name="P1">Exekvering testning.</text:p>
      <text:p text:style-name="P1">Reflektion</text:p>
      <text:p text:style-name="P1">Iteration 2 planering.</text:p>
      <text:p text:style-name="P1">Analys och specificering användningsfall.</text:p>
      <text:p text:style-name="P1">Arbetad tid: 6 timmar 5 minuter.</text:p>
      <text:p text:style-name="P1"/>
      <text:p text:style-name="P2">Torsdag 5/1</text:p>
      <text:p text:style-name="P1">Identifiering och specificering av metoder.</text:p>
      <text:p text:style-name="P1">Implementation metoder.</text:p>
      <text:p text:style-name="P1">Analys och specificering testning.</text:p>
      <text:p text:style-name="P1">Implementation testning.</text:p>
      <text:p text:style-name="P1">Exekvering testning.</text:p>
      <text:p text:style-name="P1">Reflektion</text:p>
      <text:p text:style-name="P1">Dubbelkollade kriterier samt standarden på samtliga dokument så de bibehålls.</text:p>
      <text:p text:style-name="P1">Arbetad tid: 4 timmar 50 minuter.</text:p>
      <text:p text:style-name="P1"/>
      <text:p text:style-name="P2">Fredag 16/1</text:p>
      <text:p text:style-name="P1">Iteration 3 planering.</text:p>
      <text:p text:style-name="P1">Analys och specificering användningsfall.</text:p>
      <text:p text:style-name="P1">Identifiering och specificering av metoder.</text:p>
      <text:p text:style-name="P1">Implementation metoder.</text:p>
      <text:p text:style-name="P1">Analys och specificering testning.</text:p>
      <text:p text:style-name="P1">Implementation testning.</text:p>
      <text:p text:style-name="P1">Exekvering testning.</text:p>
      <text:p text:style-name="P1">Arbetad tid: 3 timmar 50 minuter.</text:p>
      <text:p text:style-name="P1"/>
      <text:p text:style-name="P2"><text:soft-page-break/>Lördag 17/1</text:p>
      <text:p text:style-name="P1">Reflektion för hela projektet.</text:p>
      <text:p text:style-name="P1">Genomgång av alla dokument.</text:p>
      <text:p text:style-name="P1">Sammanställning av tidslogg.</text:p>
      <text:p text:style-name="P1">Arbetad tid: 4 timmar 15 minute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k Erlandsson</meta:initial-creator>
    <meta:creation-date>2015-01-07T14:43:09.68</meta:creation-date>
    <meta:generator>OpenOffice/4.1.1$Win32 OpenOffice.org_project/411m6$Build-9775</meta:generator>
    <dc:date>2015-01-17T11:34:45.22</dc:date>
    <dc:creator>Patrik Erlandsson</dc:creator>
    <meta:editing-duration>P2DT14H27M52S</meta:editing-duration>
    <meta:editing-cycles>72</meta:editing-cycles>
    <meta:document-statistic meta:table-count="0" meta:image-count="0" meta:object-count="0" meta:page-count="2" meta:paragraph-count="56" meta:word-count="196" meta:character-count="1470"/>
  </office:meta>
</office:document-meta>
</file>